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AB838906B880DC11C9.png" manifest:media-type="image/png"/>
  <manifest:file-entry manifest:full-path="Pictures/1000020100000556000003001ECCA56AFCFD51A9.png" manifest:media-type="image/png"/>
  <manifest:file-entry manifest:full-path="Pictures/100002010000055600000300637F055A16F5F4F2.png" manifest:media-type="image/png"/>
  <manifest:file-entry manifest:full-path="Pictures/1000000000000421000000B8F7E6F4C1541AE82D.jpg" manifest:media-type="image/jpeg"/>
  <manifest:file-entry manifest:full-path="Pictures/1000020100000556000003004090383238A39678.png" manifest:media-type="image/png"/>
  <manifest:file-entry manifest:full-path="Pictures/1000020100000556000003005C5AD5AA35A59F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 presentation:user-transformed="true">
          <draw:text-box>
            <text:p text:style-name="P1"><text:span text:style-name="T1">GAMER-AI</text:span></text:p>
          </draw:text-box>
        </draw:frame>
        <draw:frame presentation:style-name="pr1" draw:text-style-name="P2" draw:layer="layout" svg:width="25.199cm" svg:height="3.506cm" svg:x="8.837cm" svg:y="12.496cm" presentation:class="title" presentation:user-transformed="true">
          <draw:text-box>
            <text:p text:style-name="P2"><text:span text:style-name="T2">By: Vinay Jaibheem</text:span><text:span text:style-name="T2"><text:line-break/></text:span><text:span text:style-name="T2">Fatema Hasta</text:span><text:span text:style-name="T2"><text:line-break/></text:span><text:span text:style-name="T2">Kartheek Kat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2" draw:text-style-name="P4" draw:layer="layout" svg:width="27.999cm" svg:height="21cm" svg:x="0.049cm" svg:y="0cm">
          <draw:image xlink:href="Pictures/1000020100000556000003005C5AD5AA35A59FB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draw:style-name="gr2" draw:text-style-name="P4" draw:layer="layout" svg:width="27.999cm" svg:height="21cm" svg:x="0.049cm" svg:y="0cm">
          <draw:image xlink:href="Pictures/1000020100000556000003004090383238A396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draw:style-name="gr2" draw:text-style-name="P4" draw:layer="layout" svg:width="27.999cm" svg:height="21cm" svg:x="0.049cm" svg:y="0cm">
          <draw:image xlink:href="Pictures/100002010000055600000300637F055A16F5F4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draw:style-name="gr2" draw:text-style-name="P4" draw:layer="layout" svg:width="27.999cm" svg:height="21cm" svg:x="0.049cm" svg:y="0cm">
          <draw:image xlink:href="Pictures/1000020100000556000003001ECCA56AFCFD51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draw:style-name="gr2" draw:text-style-name="P4" draw:layer="layout" svg:width="16.932cm" svg:height="11.297cm" svg:x="5.583cm" svg:y="4.897cm">
          <draw:image xlink:href="Pictures/1000020100000280000001AB838906B880DC11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2T17:36:49.307456232</meta:creation-date>
    <meta:editing-duration>PT1M32S</meta:editing-duration>
    <meta:editing-cycles>2</meta:editing-cycles>
    <meta:generator>LibreOffice/6.0.3.2$Linux_X86_64 LibreOffice_project/00m0$Build-2</meta:generator>
    <dc:title>Blue Curve</dc:title>
    <dc:date>2018-11-02T17:48:32.650647171</dc:date>
    <meta:document-statistic meta:object-count="54"/>
  </office:meta>
</office:document-meta>
</file>